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iberation Mono" svg:font-family="'Liberation Mono', 'Courier New'" style:font-family-generic="modern" style:font-pitch="fixed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9.71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start">
        <style:tab-stops>
          <style:tab-stop style:position="0cm"/>
        </style:tab-stops>
      </style:paragraph-properties>
    </style:style>
    <style:style style:name="P4" style:family="paragraph">
      <loext:graphic-properties draw:fill-color="#ffffff"/>
      <style:paragraph-properties fo:text-align="start"/>
    </style:style>
    <style:style style:name="T1" style:family="text">
      <style:text-properties style:font-name="Times New Roman" fo:font-size="26pt" fo:font-style="italic" style:text-underline-style="none" style:font-size-asian="26pt" style:font-style-asian="italic" style:font-size-complex="26pt" style:font-style-complex="italic"/>
    </style:style>
    <style:style style:name="T2" style:family="text">
      <style:text-properties style:font-name="Times New Roman" fo:font-size="26pt" style:font-size-asian="26pt" style:font-size-complex="26pt"/>
    </style:style>
    <style:style style:name="T3" style:family="text"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T4" style:family="text">
      <style:text-properties style:font-name="Times New Roman" fo:font-size="26pt" fo:font-style="normal" style:font-size-asian="26pt" style:font-style-asian="normal" style:font-size-complex="26pt" style:font-style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bold" style:letter-kerning="true" fo:background-color="transparent" style:font-name-asian="SimSun" style:font-size-asian="26pt" style:font-style-asian="normal" style:font-weight-asian="normal" style:font-name-complex="Lucida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fo:background-color="transparent" style:font-name-asian="SimSun" style:font-size-asian="26pt" style:font-style-asian="normal" style:font-weight-asian="normal" style:font-name-complex="Lucida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italic" fo:text-shadow="none" style:text-underline-style="none" fo:font-weight="normal" style:letter-kerning="true" fo:background-color="transparent" style:font-name-asian="SimSun" style:font-size-asian="26pt" style:font-style-asian="italic" style:font-weight-asian="normal" style:font-name-complex="Lucida Sans2" style:font-size-complex="26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Séance 4 : Exercices</text:p>
          </draw:text-box>
        </draw:frame>
        <draw:frame presentation:style-name="pr2" draw:text-style-name="P2" draw:layer="layout" svg:width="25.199cm" svg:height="9.134cm" svg:x="1.8cm" svg:y="4.466cm" presentation:class="subtitle" presentation:user-transformed="true">
          <draw:text-box>
            <text:p text:style-name="P1"><text:span text:style-name="T1">Exercice n°1</text:span></text:p>
            <text:p text:style-name="P1"><text:span text:style-name="T1"/></text:p>
            <text:p text:style-name="P1"><text:span text:style-name="T2">Convertir en XML TEI, le poème </text:span><text:span text:style-name="T3">Mon Rêve familier </text:span><text:span text:style-name="T4">de Paul Verlaine, en vous aidant de la documentation suivante : <text:s/></text:span></text:p>
            <text:p text:style-name="P1"><text:span text:style-name="T5"><text:a xlink:href="http://www.tei-c.org/release/doc/tei-p5-doc/fr/html/VE.html" xlink:type="simple">http://www.tei-c.org/release/doc/tei-p5-doc/fr/html/VE.html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text-style-name="P4" draw:layer="layout" svg:width="25.199cm" svg:height="9.719cm" svg:x="1.4cm" svg:y="3.681cm" presentation:class="subtitle" presentation:user-transformed="true">
          <draw:text-box>
            <text:p text:style-name="P1"><text:span text:style-name="T1">Exercice n°2</text:span></text:p>
            <text:p text:style-name="P1"><text:span text:style-name="T1"/></text:p>
            <text:p text:style-name="P1"><text:span text:style-name="T2">Convertir en XML TEI, l’acte I, scène 1 du </text:span><text:span text:style-name="T3">Misanthrope</text:span><text:span text:style-name="T4">, en vous aidant de la documentation et des balises suivantes : </text:span></text:p>
            <text:p text:style-name="P1"><text:span text:style-name="T6"/></text:p>
            <text:p text:style-name="P1"><text:span text:style-name="T6">&lt;head&gt;, &lt;castList&gt;, &lt;castItem&gt; , &lt;div&gt;, &lt;stage&gt;, &lt;speaker&gt;, &lt;sp&gt;, &lt;l&gt;.</text:span></text:p>
            <text:p text:style-name="P1"><text:span text:style-name="T5"/></text:p>
            <text:p text:style-name="P3"><text:span text:style-name="T7">Documentation dans les guidelines</text:span><text:span text:style-name="T6"> : &lt;</text:span><text:span text:style-name="T6"><text:a xlink:href="http://www.tei-c.org/release/doc/tei-p5-doc/en/html/DR.html" xlink:type="simple">Performance Texts</text:a></text:span><text:span text:style-name="T6">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iberation Mono" svg:font-family="'Liberation Mono', 'Courier New'" style:font-family-generic="modern" style:font-pitch="fixed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ucida Sans" style:font-family-asian="'Lucida Sans'" style:font-pitch-asian="variable" style:font-size-asian="24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ucida Sans" style:font-family-asian="'Lucida Sans'" style:font-pitch-asian="variable" style:font-size-asian="14pt" style:font-weight-asian="bold" style:font-weight-complex="bold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ucida Sans1" style:font-family-asian="'Lucida Sans'" style:font-family-generic-asian="swiss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ucida Sans1" style:font-family-asian="'Lucida Sans'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ucida Sans" style:font-family-asian="'Lucida Sans'" style:font-pitch-asian="variable" style:font-size-asian="16pt" style:font-weight-asian="bold" style:font-weight-complex="bold"/>
    </style:style>
    <style:style style:name="TitreSéanceChap" style:family="graphic">
      <style:paragraph-properties fo:margin-top="0.529cm" fo:margin-bottom="1.058cm" style:text-autospace="none"/>
      <style:text-properties fo:font-variant="normal" fo:text-transform="none" style:font-name="Times New Roman" fo:font-family="'Times New Roman'" style:font-family-generic="roman" style:font-pitch="variable" fo:font-size="15pt" fo:font-style="italic" fo:font-weight="normal" style:font-size-asian="15pt" style:font-style-asian="italic" style:font-weight-asian="normal" style:font-name-complex="Times New Roman" style:font-family-complex="'Times New Roman'" style:font-family-generic-complex="roman" style:font-pitch-complex="variable" style:font-size-complex="18pt" style:font-style-complex="italic" style:font-weight-complex="normal"/>
    </style:style>
    <style:style style:name="TitreSéance" style:family="graphic">
      <style:paragraph-properties fo:margin-top="1.235cm" fo:margin-bottom="1.764cm" style:text-autospace="none"/>
      <style:text-properties fo:font-variant="small-caps" style:font-name="Times New Roman" fo:font-family="'Times New Roman'" style:font-family-generic="roman" style:font-pitch="variable" fo:font-size="15pt" fo:font-style="italic" fo:font-weight="normal" style:font-size-asian="15pt" style:font-style-asian="italic" style:font-weight-asian="normal" style:font-name-complex="Times New Roman" style:font-family-complex="'Times New Roman'" style:font-family-generic-complex="roman" style:font-pitch-complex="variable" style:font-size-complex="18pt" style:font-style-complex="italic" style:font-weight-complex="normal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égende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3T10:48:38.373482905</meta:creation-date>
    <dc:date>2018-10-01T16:53:22.184171627</dc:date>
    <meta:editing-duration>PT3H50M40S</meta:editing-duration>
    <meta:editing-cycles>8</meta:editing-cycles>
    <meta:generator>LibreOffice/6.0.2.1$MacOSX_X86_64 LibreOffice_project/f7f06a8f319e4b62f9bc5095aa112a65d2f3ac89</meta:generator>
    <meta:document-statistic meta:object-count="28"/>
  </office:meta>
</office:document-meta>
</file>